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083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4.4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bf00"/>
    </style:style>
    <style:style style:name="ce11" style:family="table-cell" style:parent-style-name="Default">
      <style:table-cell-properties fo:background-color="transparent"/>
    </style:style>
    <style:style style:name="ce2" style:family="table-cell" style:parent-style-name="Default" style:data-style-name="N4"/>
    <style:style style:name="ce13" style:family="table-cell" style:parent-style-name="Default" style:data-style-name="N4">
      <style:table-cell-properties fo:background-color="transparent"/>
    </style:style>
    <style:style style:name="ce3" style:family="table-cell" style:parent-style-name="Default" style:data-style-name="N4">
      <style:table-cell-properties fo:background-color="#ffbf00"/>
    </style:style>
    <style:style style:name="ce4" style:family="table-cell" style:parent-style-name="Default" style:data-style-name="N4">
      <style:text-properties style:font-name="Calibri" fo:font-size="11pt" style:font-size-asian="11pt" style:font-size-complex="11pt"/>
    </style:style>
    <style:style style:name="ce5" style:family="table-cell" style:parent-style-name="Default" style:data-style-name="N1"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fo:padding="0.071cm"/>
    </style:style>
    <style:style style:name="ce18" style:family="table-cell" style:parent-style-name="Default">
      <style:table-cell-properties fo:background-color="transparent" fo:padding="0.071cm"/>
    </style:style>
    <style:style style:name="ce7" style:family="table-cell" style:parent-style-name="Default">
      <style:table-cell-properties fo:background-color="#ffbf00" fo:padding="0.071cm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#ffbf00"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clus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ce6"/>
        <table:table-column table:style-name="co5" table:default-cell-style-name="ce8"/>
        <table:table-column table:style-name="co5" table:default-cell-style-name="Default"/>
        <table:table-column table:style-name="co6" table:default-cell-style-name="Default"/>
        <table:table-column table:style-name="co5" table:default-cell-style-name="ce2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cluster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count percen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/main/java/net/sf/jabref/pdfimport/PdfImporter.java</text:p>
          </table:table-cell>
          <table:table-cell office:value-type="float" office:value="9" calcext:value-type="float">
            <text:p>9</text:p>
          </table:table-cell>
          <table:table-cell office:value-type="float" office:value="0.302631578947368" calcext:value-type="float">
            <text:p>0,30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" office:value-type="float" office:value="0.98" calcext:value-type="float">
            <text:p>0,98</text:p>
          </table:table-cell>
          <table:table-cell table:style-name="ce3" table:formula="of:=PERCENTILE([.D2:.D737]; [.I2])" office:value-type="float" office:value="87" calcext:value-type="float">
            <text:p>87,00</text:p>
          </table:table-cell>
          <table:table-cell/>
        </table:table-row>
        <table:table-row table:style-name="ro1">
          <table:table-cell office:value-type="string" calcext:value-type="string">
            <text:p>src/main/java/net/sf/jabref/logic/labelpattern/LabelPatternUtil.java</text:p>
          </table:table-cell>
          <table:table-cell office:value-type="float" office:value="9" calcext:value-type="float">
            <text:p>9</text:p>
          </table:table-cell>
          <table:table-cell office:value-type="float" office:value="0.0625" calcext:value-type="float">
            <text:p>0,0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PERCENTILE([.D2:.D737]; [.I3])" office:value-type="float" office:value="50" calcext:value-type="float">
            <text:p>50,00</text:p>
          </table:table-cell>
          <table:table-cell/>
        </table:table-row>
        <table:table-row table:style-name="ro1">
          <table:table-cell office:value-type="string" calcext:value-type="string">
            <text:p>src/main/java/net/sf/jabref/collab/ChangeScanner.java</text:p>
          </table:table-cell>
          <table:table-cell office:value-type="float" office:value="9" calcext:value-type="float">
            <text:p>9</text:p>
          </table:table-cell>
          <table:table-cell office:value-type="float" office:value="0.0147058823529412" calcext:value-type="float">
            <text:p>0,01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75" calcext:value-type="float">
            <text:p>0,75</text:p>
          </table:table-cell>
          <table:table-cell table:formula="of:=PERCENTILE([.D2:.D737]; [.I4])" office:value-type="float" office:value="30" calcext:value-type="float">
            <text:p>30,00</text:p>
          </table:table-cell>
          <table:table-cell/>
        </table:table-row>
        <table:table-row table:style-name="ro1">
          <table:table-cell office:value-type="string" calcext:value-type="string">
            <text:p>src/main/java/net/sf/jabref/importer/fetcher/IEEEXploreFetcher.java</text:p>
          </table:table-cell>
          <table:table-cell office:value-type="float" office:value="9" calcext:value-type="float">
            <text:p>9</text:p>
          </table:table-cell>
          <table:table-cell office:value-type="float" office:value="0.25609756097561" calcext:value-type="float">
            <text:p>0,26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PERCENTILE([.D4:.D739]; [.I5])" office:value-type="float" office:value="14" calcext:value-type="float">
            <text:p>14,00</text:p>
          </table:table-cell>
          <table:table-cell/>
        </table:table-row>
        <table:table-row table:style-name="ro1">
          <table:table-cell office:value-type="string" calcext:value-type="string">
            <text:p>src/main/java/net/sf/jabref/sql/exporter/DatabaseExporter.java</text:p>
          </table:table-cell>
          <table:table-cell office:value-type="float" office:value="9" calcext:value-type="float">
            <text:p>9</text:p>
          </table:table-cell>
          <table:table-cell office:value-type="float" office:value="0.0253164556962025" calcext:value-type="float">
            <text:p>0,03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xmp/XMPUtil.java</text:p>
          </table:table-cell>
          <table:table-cell office:value-type="float" office:value="9" calcext:value-type="float">
            <text:p>9</text:p>
          </table:table-cell>
          <table:table-cell office:value-type="float" office:value="0.149253731343284" calcext:value-type="float">
            <text:p>0,15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unctions percen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/main/java/net/sf/jabref/external/DroppedFileHandler.java</text:p>
          </table:table-cell>
          <table:table-cell office:value-type="float" office:value="9" calcext:value-type="float">
            <text:p>9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ndUnlinkedFiles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027027027027027" calcext:value-type="float">
            <text:p>0,0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0.98" calcext:value-type="float">
            <text:p>0,98</text:p>
          </table:table-cell>
          <table:table-cell table:formula="of:=PERCENTILE([.C2:.C737]; [.I9])" office:value-type="float" office:value="1.46818181818181" calcext:value-type="float">
            <text:p>1,47</text:p>
          </table:table-cell>
          <table:table-cell/>
        </table:table-row>
        <table:table-row table:style-name="ro1">
          <table:table-cell office:value-type="string" calcext:value-type="string">
            <text:p>src/main/java/net/sf/jabref/importer/ImportFormatReader.java</text:p>
          </table:table-cell>
          <table:table-cell office:value-type="float" office:value="9" calcext:value-type="float">
            <text:p>9</text:p>
          </table:table-cell>
          <table:table-cell office:value-type="float" office:value="0.4375" calcext:value-type="float">
            <text:p>0,4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PERCENTILE([.C2:.C737]; [.I10])" office:value-type="float" office:value="0.584090909090909" calcext:value-type="float">
            <text:p>0,58</text:p>
          </table:table-cell>
          <table:table-cell/>
        </table:table-row>
        <table:table-row table:style-name="ro1">
          <table:table-cell office:value-type="string" calcext:value-type="string">
            <text:p>src/main/java/net/sf/jabref/gui/PreviewPanel.java</text:p>
          </table:table-cell>
          <table:table-cell office:value-type="float" office:value="9" calcext:value-type="float">
            <text:p>9</text:p>
          </table:table-cell>
          <table:table-cell office:value-type="float" office:value="0.202898550724638" calcext:value-type="float">
            <text:p>0,2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1" office:value-type="float" office:value="0.75" calcext:value-type="float">
            <text:p>0,75</text:p>
          </table:table-cell>
          <table:table-cell table:style-name="ce3" table:formula="of:=PERCENTILE([.C2:.C737]; [.I11])" office:value-type="float" office:value="0.218940548780488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src/main/java/net/sf/jabref/logic/openoffice/OOBibStyle.java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PERCENTILE([.C4:.C739]; [.I12])" office:value-type="float" office:value="0.0357142857142857" calcext:value-type="float">
            <text:p>0,04</text:p>
          </table:table-cell>
          <table:table-cell/>
        </table:table-row>
        <table:table-row table:style-name="ro1">
          <table:table-cell office:value-type="string" calcext:value-type="string">
            <text:p>src/main/java/net/sf/jabref/gui/openoffice/OOBibBase.java</text:p>
          </table:table-cell>
          <table:table-cell office:value-type="float" office:value="9" calcext:value-type="float">
            <text:p>9</text:p>
          </table:table-cell>
          <table:table-cell office:value-type="float" office:value="0.380281690140845" calcext:value-type="float">
            <text:p>0,38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TableColumnsTab.java</text:p>
          </table:table-cell>
          <table:table-cell office:value-type="float" office:value="9" calcext:value-type="float">
            <text:p>9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journals/ManageJournalsPanel.java</text:p>
          </table:table-cell>
          <table:table-cell office:value-type="float" office:value="9" calcext:value-type="float">
            <text:p>9</text:p>
          </table:table-cell>
          <table:table-cell office:value-type="float" office:value="0.0735294117647059" calcext:value-type="float">
            <text:p>0,0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laintextimport/TextInput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editors/FileListEditor.java</text:p>
          </table:table-cell>
          <table:table-cell office:value-type="float" office:value="9" calcext:value-type="float">
            <text:p>9</text:p>
          </table:table-cell>
          <table:table-cell office:value-type="float" office:value="0.0597014925373134" calcext:value-type="float">
            <text:p>0,0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openoffice/StyleSelect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126760563380282" calcext:value-type="float">
            <text:p>0,1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aintable/MainTableSelectionListener.java</text:p>
          </table:table-cell>
          <table:table-cell office:value-type="float" office:value="9" calcext:value-type="float">
            <text:p>9</text:p>
          </table:table-cell>
          <table:table-cell office:value-type="float" office:value="0.0493827160493827" calcext:value-type="float">
            <text:p>0,05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ergeentries/MergeEntries.java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Group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0625" calcext:value-type="float">
            <text:p>0,0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search/SearchResults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0147058823529412" calcext:value-type="float">
            <text:p>0,0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EntryCustomization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String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113924050632911" calcext:value-type="float">
            <text:p>0,1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SynchronizeFileField.java</text:p>
          </table:table-cell>
          <table:table-cell office:value-type="float" office:value="9" calcext:value-type="float">
            <text:p>9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ManageKeywordsAction.java</text:p>
          </table:table-cell>
          <table:table-cell office:value-type="float" office:value="9" calcext:value-type="float">
            <text:p>9</text:p>
          </table:table-cell>
          <table:table-cell office:value-type="float" office:value="0.0483870967741936" calcext:value-type="float">
            <text:p>0,05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SaveDatabaseAction.java</text:p>
          </table:table-cell>
          <table:table-cell office:value-type="float" office:value="9" calcext:value-type="float">
            <text:p>9</text:p>
          </table:table-cell>
          <table:table-cell office:value-type="float" office:value="0.0138888888888889" calcext:value-type="float">
            <text:p>0,0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entryeditor/EntryEditorTab.java</text:p>
          </table:table-cell>
          <table:table-cell office:value-type="float" office:value="9" calcext:value-type="float">
            <text:p>9</text:p>
          </table:table-cell>
          <table:table-cell office:value-type="float" office:value="0.102941176470588" calcext:value-type="float">
            <text:p>0,1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enus/RightClickMenu.java</text:p>
          </table:table-cell>
          <table:table-cell office:value-type="float" office:value="9" calcext:value-type="float">
            <text:p>9</text:p>
          </table:table-cell>
          <table:table-cell office:value-type="float" office:value="0.179487179487179" calcext:value-type="float">
            <text:p>0,18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dbproperties/DatabaseProperties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Preferences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ImportMenuItem.ja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AdvancedTab.java</text:p>
          </table:table-cell>
          <table:table-cell office:value-type="float" office:value="9" calcext:value-type="float">
            <text:p>9</text:p>
          </table:table-cell>
          <table:table-cell office:value-type="float" office:value="0.027027027027027" calcext:value-type="float">
            <text:p>0,03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UIGlobals.java</text:p>
          </table:table-cell>
          <table:table-cell office:value-type="float" office:value="9" calcext:value-type="float">
            <text:p>9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aintable/MainTableFormat.java</text:p>
          </table:table-cell>
          <table:table-cell office:value-type="float" office:value="9" calcext:value-type="float">
            <text:p>9</text:p>
          </table:table-cell>
          <table:table-cell office:value-type="float" office:value="0.3125" calcext:value-type="float">
            <text:p>0,3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Globals.java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0.455445544554455" calcext:value-type="float">
            <text:p>0,46</text:p>
          </table:table-cell>
          <table:table-cell table:style-name="ce11" office:value-type="float" office:value="101" calcext:value-type="float">
            <text:p>10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4" calcext:value-type="float">
            <text:p>244</text:p>
          </table:table-cell>
          <table:table-cell table:style-name="ce9"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MetaData.java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0.689655172413793" calcext:value-type="float">
            <text:p>0,69</text:p>
          </table:table-cell>
          <table:table-cell table:style-name="ce11" office:value-type="float" office:value="87" calcext:value-type="float">
            <text:p>8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importer/OpenDatabaseAction.java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0.296703296703297" calcext:value-type="float">
            <text:p>0,30</text:p>
          </table:table-cell>
          <table:table-cell table:style-name="ce11" office:value-type="float" office:value="91" calcext:value-type="float">
            <text:p>9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logic/bibtex/BibEntryWriter.java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0.218390804597701" calcext:value-type="float">
            <text:p>0,22</text:p>
          </table:table-cell>
          <table:table-cell table:style-name="ce11" office:value-type="float" office:value="87" calcext:value-type="float">
            <text:p>8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model/entry/BibEntry.java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0.890756302521008" calcext:value-type="float">
            <text:p>0,89</text:p>
          </table:table-cell>
          <table:table-cell table:style-name="ce11" office:value-type="float" office:value="119" calcext:value-type="float">
            <text:p>11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gui/maintable/MainTable.java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0.275510204081633" calcext:value-type="float">
            <text:p>0,28</text:p>
          </table:table-cell>
          <table:table-cell table:style-name="ce11" office:value-type="float" office:value="98" calcext:value-type="float">
            <text:p>9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gui/groups/GroupSelector.java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0.804347826086956" calcext:value-type="float">
            <text:p>0,80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gui/openoffice/OpenOfficePanel.java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0.237113402061856" calcext:value-type="float">
            <text:p>0,24</text:p>
          </table:table-cell>
          <table:table-cell table:style-name="ce11" office:value-type="float" office:value="97" calcext:value-type="float">
            <text:p>9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model/database/BibDatabase.java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0.340659340659341" calcext:value-type="float">
            <text:p>0,34</text:p>
          </table:table-cell>
          <table:table-cell table:style-name="ce11" office:value-type="float" office:value="91" calcext:value-type="float">
            <text:p>9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EntryFromFileCreator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BibDatabaseWriter.java</text:p>
          </table:table-cell>
          <table:table-cell office:value-type="float" office:value="7" calcext:value-type="float">
            <text:p>7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FieldFormatterCleanups.java</text:p>
          </table:table-cell>
          <table:table-cell office:value-type="float" office:value="7" calcext:value-type="float">
            <text:p>7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FreeCite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.13953488372093" calcext:value-type="float">
            <text:p>0,1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io/FileUtil.java</text:p>
          </table:table-cell>
          <table:table-cell office:value-type="float" office:value="7" calcext:value-type="float">
            <text:p>7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GoogleScholarFetcher.java</text:p>
          </table:table-cell>
          <table:table-cell office:value-type="float" office:value="7" calcext:value-type="float">
            <text:p>7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xmp/XMPSchemaBibtex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groups/GroupTreeNode.java</text:p>
          </table:table-cell>
          <table:table-cell office:value-type="float" office:value="7" calcext:value-type="float">
            <text:p>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DatabaseFileLookup.java</text:p>
          </table:table-cell>
          <table:table-cell office:value-type="float" office:value="7" calcext:value-type="float">
            <text:p>7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groups/SearchGroup.java</text:p>
          </table:table-cell>
          <table:table-cell office:value-type="float" office:value="7" calcext:value-type="float">
            <text:p>7</text:p>
          </table:table-cell>
          <table:table-cell office:value-type="float" office:value="0.282608695652174" calcext:value-type="float">
            <text:p>0,28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SaveSession.java</text:p>
          </table:table-cell>
          <table:table-cell office:value-type="float" office:value="7" calcext:value-type="float">
            <text:p>7</text:p>
          </table:table-cell>
          <table:table-cell office:value-type="float" office:value="0.0540540540540541" calcext:value-type="float">
            <text:p>0,0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DOItoBibTeXFetcher.java</text:p>
          </table:table-cell>
          <table:table-cell office:value-type="float" office:value="7" calcext:value-type="float">
            <text:p>7</text:p>
          </table:table-cell>
          <table:table-cell office:value-type="float" office:value="0.116279069767442" calcext:value-type="float">
            <text:p>0,1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EntryType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108108108108108" calcext:value-type="float">
            <text:p>0,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integrity/IntegrityCheck.java</text:p>
          </table:table-cell>
          <table:table-cell office:value-type="float" office:value="7" calcext:value-type="float">
            <text:p>7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CiteSeerXFetcher.java</text:p>
          </table:table-cell>
          <table:table-cell office:value-type="float" office:value="7" calcext:value-type="float">
            <text:p>7</text:p>
          </table:table-cell>
          <table:table-cell office:value-type="float" office:value="0.0540540540540541" calcext:value-type="float">
            <text:p>0,0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ScienceDirectFetcher.java</text:p>
          </table:table-cell>
          <table:table-cell office:value-type="float" office:value="7" calcext:value-type="float">
            <text:p>7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INSPIREFetcher.java</text:p>
          </table:table-cell>
          <table:table-cell office:value-type="float" office:value="7" calcext:value-type="float">
            <text:p>7</text:p>
          </table:table-cell>
          <table:table-cell office:value-type="float" office:value="0.125" calcext:value-type="float">
            <text:p>0,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MedlinePlain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.27906976744186" calcext:value-type="float">
            <text:p>0,2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Ris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.0681818181818182" calcext:value-type="float">
            <text:p>0,0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bst/VM.java</text:p>
          </table:table-cell>
          <table:table-cell office:value-type="float" office:value="7" calcext:value-type="float">
            <text:p>7</text:p>
          </table:table-cell>
          <table:table-cell office:value-type="float" office:value="0.125" calcext:value-type="float">
            <text:p>0,1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MedlineHandler.java</text:p>
          </table:table-cell>
          <table:table-cell office:value-type="float" office:value="7" calcext:value-type="float">
            <text:p>7</text:p>
          </table:table-cell>
          <table:table-cell office:value-type="float" office:value="0.0512820512820513" calcext:value-type="float">
            <text:p>0,0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GroupsTree.java</text:p>
          </table:table-cell>
          <table:table-cell office:value-type="float" office:value="7" calcext:value-type="float">
            <text:p>7</text:p>
          </table:table-cell>
          <table:table-cell office:value-type="float" office:value="0.0789473684210526" calcext:value-type="float">
            <text:p>0,08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ExternalFileTypeEditor.java</text:p>
          </table:table-cell>
          <table:table-cell office:value-type="float" office:value="7" calcext:value-type="float">
            <text:p>7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mods/MODSEntry.java</text:p>
          </table:table-cell>
          <table:table-cell office:value-type="float" office:value="7" calcext:value-type="float">
            <text:p>7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LayoutHelper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NameFormatterTab.java</text:p>
          </table:table-cell>
          <table:table-cell office:value-type="float" office:value="7" calcext:value-type="float">
            <text:p>7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Biblioscape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.0882352941176471" calcext:value-type="float">
            <text:p>0,0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TablePrefsTab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openoffice/AutoDetectPaths.java</text:p>
          </table:table-cell>
          <table:table-cell office:value-type="float" office:value="7" calcext:value-type="float">
            <text:p>7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MassSetFieldAction.java</text:p>
          </table:table-cell>
          <table:table-cell office:value-type="float" office:value="7" calcext:value-type="float">
            <text:p>7</text:p>
          </table:table-cell>
          <table:table-cell office:value-type="float" office:value="0.13953488372093" calcext:value-type="float">
            <text:p>0,1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EntryTableTransferHandler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AppearancePrefsTab.java</text:p>
          </table:table-cell>
          <table:table-cell office:value-type="float" office:value="7" calcext:value-type="float">
            <text:p>7</text:p>
          </table:table-cell>
          <table:table-cell office:value-type="float" office:value="0.0256410256410256" calcext:value-type="float">
            <text:p>0,03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push/PushToApplicationButton.java</text:p>
          </table:table-cell>
          <table:table-cell office:value-type="float" office:value="7" calcext:value-type="float">
            <text:p>7</text:p>
          </table:table-cell>
          <table:table-cell office:value-type="float" office:value="1.05128205128205" calcext:value-type="float">
            <text:p>1,0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RepecNep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AuthorList.java</text:p>
          </table:table-cell>
          <table:table-cell office:value-type="float" office:value="7" calcext:value-type="float">
            <text:p>7</text:p>
          </table:table-cell>
          <table:table-cell office:value-type="float" office:value="0.568181818181818" calcext:value-type="float">
            <text:p>0,5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ExternalFileTypeEntryEditor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Endnote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labelpattern/LabelPatternPanel.java</text:p>
          </table:table-cell>
          <table:table-cell office:value-type="float" office:value="7" calcext:value-type="float">
            <text:p>7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openoffice/OOUtil.java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openoffice/CitationManager.java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SidePaneManager.java</text:p>
          </table:table-cell>
          <table:table-cell office:value-type="float" office:value="7" calcext:value-type="float">
            <text:p>7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uximport/FromAux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219512195121951" calcext:value-type="float">
            <text:p>0,2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Ovid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.075" calcext:value-type="float">
            <text:p>0,0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ReplaceString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ambleEditor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DuplicateSearch.java</text:p>
          </table:table-cell>
          <table:table-cell office:value-type="float" office:value="7" calcext:value-type="float">
            <text:p>7</text:p>
          </table:table-cell>
          <table:table-cell office:value-type="float" office:value="0.0697674418604651" calcext:value-type="float">
            <text:p>0,0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AutoGroup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MoveFileAction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igrations/FileLinksUpgradeWarning.java</text:p>
          </table:table-cell>
          <table:table-cell office:value-type="float" office:value="7" calcext:value-type="float">
            <text:p>7</text:p>
          </table:table-cell>
          <table:table-cell office:value-type="float" office:value="0.0444444444444444" calcext:value-type="float">
            <text:p>0,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GroupAddRemove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SilverPlatter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.0857142857142857" calcext:value-type="float">
            <text:p>0,0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enFieldsCustomizer.java</text:p>
          </table:table-cell>
          <table:table-cell office:value-type="float" office:value="7" calcext:value-type="float">
            <text:p>7</text:p>
          </table:table-cell>
          <table:table-cell office:value-type="float" office:value="0.189189189189189" calcext:value-type="float">
            <text:p>0,1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ExportCustomization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editors/TextField.java</text:p>
          </table:table-cell>
          <table:table-cell office:value-type="float" office:value="7" calcext:value-type="float">
            <text:p>7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push/PushToEmacs.java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ergeentries/MergeEntryDOI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256410256410256" calcext:value-type="float">
            <text:p>0,2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groups/ExplicitGroup.java</text:p>
          </table:table-cell>
          <table:table-cell office:value-type="float" office:value="7" calcext:value-type="float">
            <text:p>7</text:p>
          </table:table-cell>
          <table:table-cell office:value-type="float" office:value="0.463414634146341" calcext:value-type="float">
            <text:p>0,4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DuplicateResolver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347826086956522" calcext:value-type="float">
            <text:p>0,3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push/PushToVim.java</text:p>
          </table:table-cell>
          <table:table-cell office:value-type="float" office:value="7" calcext:value-type="float">
            <text:p>7</text:p>
          </table:table-cell>
          <table:table-cell office:value-type="float" office:value="0.275" calcext:value-type="float">
            <text:p>0,2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WriteXMPEntryEditorAction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auxparser/AuxParser.java</text:p>
          </table:table-cell>
          <table:table-cell office:value-type="float" office:value="7" calcext:value-type="float">
            <text:p>7</text:p>
          </table:table-cell>
          <table:table-cell office:value-type="float" office:value="0.212765957446808" calcext:value-type="float">
            <text:p>0,2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GroupTreeCellRenderer.java</text:p>
          </table:table-cell>
          <table:table-cell office:value-type="float" office:value="7" calcext:value-type="float">
            <text:p>7</text:p>
          </table:table-cell>
          <table:table-cell office:value-type="float" office:value="0.171428571428571" calcext:value-type="float">
            <text:p>0,1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ExportToClipboardAction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Layout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ergeentries/MergeEntries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labelpattern/SearchFixDuplicateLabels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push/PushToApplicationAction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FindFullTextAction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AutoLinkFilesAction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ulltext/FindFullText.java</text:p>
          </table:table-cell>
          <table:table-cell office:value-type="float" office:value="7" calcext:value-type="float">
            <text:p>7</text:p>
          </table:table-cell>
          <table:table-cell office:value-type="float" office:value="0.162790697674419" calcext:value-type="float">
            <text:p>0,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BibtexEntryType.java</text:p>
          </table:table-cell>
          <table:table-cell office:value-type="float" office:value="7" calcext:value-type="float">
            <text:p>7</text:p>
          </table:table-cell>
          <table:table-cell office:value-type="float" office:value="1.05263157894737" calcext:value-type="float">
            <text:p>1,0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IconTheme.java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,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ExportFormats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InternalBibtexFields.java</text:p>
          </table:table-cell>
          <table:table-cell office:value-type="float" office:value="6" calcext:value-type="float">
            <text:p>6</text:p>
          </table:table-cell>
          <table:table-cell office:value-type="float" office:value="1.32" calcext:value-type="float">
            <text:p>1,3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bibtex/LatexFieldFormatter.java</text:p>
          </table:table-cell>
          <table:table-cell office:value-type="float" office:value="6" calcext:value-type="float">
            <text:p>6</text:p>
          </table:table-cell>
          <table:table-cell office:value-type="float" office:value="0.0925925925925926" calcext:value-type="float">
            <text:p>0,09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strings/StringUtil.java</text:p>
          </table:table-cell>
          <table:table-cell office:value-type="float" office:value="6" calcext:value-type="float">
            <text:p>6</text:p>
          </table:table-cell>
          <table:table-cell office:value-type="float" office:value="1.30909090909091" calcext:value-type="float">
            <text:p>1,3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groups/KeywordGroup.java</text:p>
          </table:table-cell>
          <table:table-cell office:value-type="float" office:value="6" calcext:value-type="float">
            <text:p>6</text:p>
          </table:table-cell>
          <table:table-cell office:value-type="float" office:value="0.631578947368421" calcext:value-type="float">
            <text:p>0,6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ACMPortalFetcher.java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,2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CustomEntryType.java</text:p>
          </table:table-cell>
          <table:table-cell office:value-type="float" office:value="6" calcext:value-type="float">
            <text:p>6</text:p>
          </table:table-cell>
          <table:table-cell office:value-type="float" office:value="0.509433962264151" calcext:value-type="float">
            <text:p>0,5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ExportFormat.java</text:p>
          </table:table-cell>
          <table:table-cell office:value-type="float" office:value="6" calcext:value-type="float">
            <text:p>6</text:p>
          </table:table-cell>
          <table:table-cell office:value-type="float" office:value="0.0816326530612245" calcext:value-type="float">
            <text:p>0,0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desktop/JabRefDesktop.java</text:p>
          </table:table-cell>
          <table:table-cell office:value-type="float" office:value="6" calcext:value-type="float">
            <text:p>6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LayoutEntry.java</text:p>
          </table:table-cell>
          <table:table-cell office:value-type="float" office:value="6" calcext:value-type="float">
            <text:p>6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OAI2Fetcher.java</text:p>
          </table:table-cell>
          <table:table-cell office:value-type="float" office:value="6" calcext:value-type="float">
            <text:p>6</text:p>
          </table:table-cell>
          <table:table-cell office:value-type="float" office:value="0.0350877192982456" calcext:value-type="float">
            <text:p>0,0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bibtex/comparator/FieldComparator.java</text:p>
          </table:table-cell>
          <table:table-cell office:value-type="float" office:value="6" calcext:value-type="float">
            <text:p>6</text:p>
          </table:table-cell>
          <table:table-cell office:value-type="float" office:value="0.0625" calcext:value-type="float">
            <text:p>0,0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PdfContent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ContentSelectorDialog2.java</text:p>
          </table:table-cell>
          <table:table-cell office:value-type="float" office:value="6" calcext:value-type="float">
            <text:p>6</text:p>
          </table:table-cell>
          <table:table-cell office:value-type="float" office:value="0.0408163265306122" calcext:value-type="float">
            <text:p>0,0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Isi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0.125" calcext:value-type="float">
            <text:p>0,1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leListEntryEditor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search/SearchBar.java</text:p>
          </table:table-cell>
          <table:table-cell office:value-type="float" office:value="6" calcext:value-type="float">
            <text:p>6</text:p>
          </table:table-cell>
          <table:table-cell office:value-type="float" office:value="2.03636363636364" calcext:value-type="float">
            <text:p>2,0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ImportCustomizationDialog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msbib/MSBibEntry.java</text:p>
          </table:table-cell>
          <table:table-cell office:value-type="float" office:value="6" calcext:value-type="float">
            <text:p>6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FileTab.java</text:p>
          </table:table-cell>
          <table:table-cell office:value-type="float" office:value="6" calcext:value-type="float">
            <text:p>6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GeneralTab.java</text:p>
          </table:table-cell>
          <table:table-cell office:value-type="float" office:value="6" calcext:value-type="float">
            <text:p>6</text:p>
          </table:table-cell>
          <table:table-cell office:value-type="float" office:value="0.0185185185185185" calcext:value-type="float">
            <text:p>0,0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DownloadExternalFile.java</text:p>
          </table:table-cell>
          <table:table-cell office:value-type="float" office:value="6" calcext:value-type="float">
            <text:p>6</text:p>
          </table:table-cell>
          <table:table-cell office:value-type="float" office:value="0.0185185185185185" calcext:value-type="float">
            <text:p>0,0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GeneralFetcher.java</text:p>
          </table:table-cell>
          <table:table-cell office:value-type="float" office:value="6" calcext:value-type="float">
            <text:p>6</text:p>
          </table:table-cell>
          <table:table-cell office:value-type="float" office:value="0.134615384615385" calcext:value-type="float">
            <text:p>0,13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cleanup/FieldFormatterCleanupsPanel.java</text:p>
          </table:table-cell>
          <table:table-cell office:value-type="float" office:value="6" calcext:value-type="float">
            <text:p>6</text:p>
          </table:table-cell>
          <table:table-cell office:value-type="float" office:value="1.30769230769231" calcext:value-type="float">
            <text:p>1,3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importer/Database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0.0188679245283019" calcext:value-type="float">
            <text:p>0,0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WriteXMPAction.java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,0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PreviewPrefsTab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DuplicateCheck.java</text:p>
          </table:table-cell>
          <table:table-cell office:value-type="float" office:value="6" calcext:value-type="float">
            <text:p>6</text:p>
          </table:table-cell>
          <table:table-cell office:value-type="float" office:value="0.0625" calcext:value-type="float">
            <text:p>0,0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importer/DbImportAction.java</text:p>
          </table:table-cell>
          <table:table-cell office:value-type="float" office:value="6" calcext:value-type="float">
            <text:p>6</text:p>
          </table:table-cell>
          <table:table-cell office:value-type="float" office:value="0.0178571428571429" calcext:value-type="float">
            <text:p>0,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AppendDatabaseAction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worker/SendAsEMailAction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ExternalTab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JabRefPreferences.java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.216326530612245" calcext:value-type="float">
            <text:p>0,22</text:p>
          </table:table-cell>
          <table:table-cell table:style-name="ce1" office:value-type="float" office:value="245" calcext:value-type="float">
            <text:p>245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452" calcext:value-type="float">
            <text:p>452</text:p>
          </table:table-cell>
          <table:table-cell table:style-name="ce9"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gui/BasePanel.java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.436170212765957" calcext:value-type="float">
            <text:p>0,44</text:p>
          </table:table-cell>
          <table:table-cell table:style-name="ce1" office:value-type="float" office:value="282" calcext:value-type="float">
            <text:p>28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5" calcext:value-type="float">
            <text:p>9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gui/JabRefFrame.java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.417417417417417" calcext:value-type="float">
            <text:p>0,42</text:p>
          </table:table-cell>
          <table:table-cell table:style-name="ce1" office:value-type="float" office:value="333" calcext:value-type="float">
            <text:p>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importer/fileformat/BibtexParser.java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0.291666666666667" calcext:value-type="float">
            <text:p>0,29</text:p>
          </table:table-cell>
          <table:table-cell table:style-name="ce1" office:value-type="float" office:value="144" calcext:value-type="float">
            <text:p>14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gui/ImportInspectionDialog.java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0.28476821192053" calcext:value-type="float">
            <text:p>0,28</text:p>
          </table:table-cell>
          <table:table-cell table:style-name="ce1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gui/entryeditor/EntryEditor.java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0.178571428571429" calcext:value-type="float">
            <text:p>0,18</text:p>
          </table:table-cell>
          <table:table-cell table:style-name="ce1" office:value-type="float" office:value="196" calcext:value-type="float">
            <text:p>19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rc/main/java/net/sf/jabref/gui/groups/WarnAssignmentSideEffects.java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.68072289156627" calcext:value-type="float">
            <text:p>1,68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10n/Localization.java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config/SaveOrderConfig.java</text:p>
          </table:table-cell>
          <table:table-cell office:value-type="float" office:value="3" calcext:value-type="float">
            <text:p>3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pecialfields/SpecialFieldsUtils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AutoSaveManage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pecialfields/Priority.java</text:p>
          </table:table-cell>
          <table:table-cell office:value-type="float" office:value="3" calcext:value-type="float">
            <text:p>3</text:p>
          </table:table-cell>
          <table:table-cell office:value-type="float" office:value="0.0434782608695652" calcext:value-type="float">
            <text:p>0,0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ExternalFileTyp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pecialfields/ReadStatus.java</text:p>
          </table:table-cell>
          <table:table-cell office:value-type="float" office:value="3" calcext:value-type="float">
            <text:p>3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EntryDeleteChang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EntryFromPDFCreato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EntryFromFileCreatorManage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StringChang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GroupChang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leListTableModel.java</text:p>
          </table:table-cell>
          <table:table-cell office:value-type="float" office:value="3" calcext:value-type="float">
            <text:p>3</text:p>
          </table:table-cell>
          <table:table-cell office:value-type="float" office:value="0.185185185185185" calcext:value-type="float">
            <text:p>0,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StringNameChang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StringAddChang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EntryChang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ISBNtoBibTeXFetcher.java</text:p>
          </table:table-cell>
          <table:table-cell office:value-type="float" office:value="3" calcext:value-type="float">
            <text:p>3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cleanup/FieldFormatterCleanup.java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WrapFileLinks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etcherPreviewDialog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NameFormatter.java</text:p>
          </table:table-cell>
          <table:table-cell office:value-type="float" office:value="3" calcext:value-type="float">
            <text:p>3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DiVAtoBibTeXFetcher.java</text:p>
          </table:table-cell>
          <table:table-cell office:value-type="float" office:value="3" calcext:value-type="float">
            <text:p>3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bibtex/FieldContentParser.java</text:p>
          </table:table-cell>
          <table:table-cell office:value-type="float" office:value="3" calcext:value-type="float">
            <text:p>3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LatexToUnicodeFormatter.java</text:p>
          </table:table-cell>
          <table:table-cell office:value-type="float" office:value="3" calcext:value-type="float">
            <text:p>3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MedlineFetcher.java</text:p>
          </table:table-cell>
          <table:table-cell office:value-type="float" office:value="3" calcext:value-type="float">
            <text:p>3</text:p>
          </table:table-cell>
          <table:table-cell office:value-type="float" office:value="0.21875" calcext:value-type="float">
            <text:p>0,2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HTMLChars.java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,0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openoffice/OOPreFormatter.java</text:p>
          </table:table-cell>
          <table:table-cell office:value-type="float" office:value="3" calcext:value-type="float">
            <text:p>3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RTFChars.java</text:p>
          </table:table-cell>
          <table:table-cell office:value-type="float" office:value="3" calcext:value-type="float">
            <text:p>3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net/URLDownload.java</text:p>
          </table:table-cell>
          <table:table-cell office:value-type="float" office:value="3" calcext:value-type="float">
            <text:p>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ADSFetcher.java</text:p>
          </table:table-cell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,0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DBLPFetcher.java</text:p>
          </table:table-cell>
          <table:table-cell office:value-type="float" office:value="3" calcext:value-type="float">
            <text:p>3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entryeditor/FieldExtraComponents.java</text:p>
          </table:table-cell>
          <table:table-cell office:value-type="float" office:value="3" calcext:value-type="float">
            <text:p>3</text:p>
          </table:table-cell>
          <table:table-cell office:value-type="float" office:value="0.193548387096774" calcext:value-type="float">
            <text:p>0,1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utocompleter/AutoCompleteListener.java</text:p>
          </table:table-cell>
          <table:table-cell office:value-type="float" office:value="3" calcext:value-type="float">
            <text:p>3</text:p>
          </table:table-cell>
          <table:table-cell office:value-type="float" office:value="0.0740740740740741" calcext:value-type="float">
            <text:p>0,0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SetComponent.java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s.java</text:p>
          </table:table-cell>
          <table:table-cell office:value-type="float" office:value="3" calcext:value-type="float">
            <text:p>3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EntryEditorPrefsTab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FontSelectorDialog.java</text:p>
          </table:table-cell>
          <table:table-cell office:value-type="float" office:value="3" calcext:value-type="float">
            <text:p>3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li/JabRefCLI.java</text:p>
          </table:table-cell>
          <table:table-cell office:value-type="float" office:value="3" calcext:value-type="float">
            <text:p>3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XmpPrefsTab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DBConnectDialog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RegExpFileSearch.java</text:p>
          </table:table-cell>
          <table:table-cell office:value-type="float" office:value="3" calcext:value-type="float">
            <text:p>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rules/GrammarBasedSearchRule.java</text:p>
          </table:table-cell>
          <table:table-cell office:value-type="float" office:value="3" calcext:value-type="float">
            <text:p>3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OpenDocumentRepresentation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OOCalcDatabas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JSONEntryParser.java</text:p>
          </table:table-cell>
          <table:table-cell office:value-type="float" office:value="3" calcext:value-type="float">
            <text:p>3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CustomExportDialog.java</text:p>
          </table:table-cell>
          <table:table-cell office:value-type="float" office:value="3" calcext:value-type="float">
            <text:p>3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BibtexEntryTypes.java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NetworkTab.java</text:p>
          </table:table-cell>
          <table:table-cell office:value-type="float" office:value="3" calcext:value-type="float">
            <text:p>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FileUpdateMonitor.java</text:p>
          </table:table-cell>
          <table:table-cell office:value-type="float" office:value="3" calcext:value-type="float">
            <text:p>3</text:p>
          </table:table-cell>
          <table:table-cell office:value-type="float" office:value="0.161290322580645" calcext:value-type="float">
            <text:p>0,1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ZipFileChoose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EntryMarker.java</text:p>
          </table:table-cell>
          <table:table-cell office:value-type="float" office:value="3" calcext:value-type="float">
            <text:p>3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LabelPatternPrefTab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autocompleter/NameFieldAutoCompleter.java</text:p>
          </table:table-cell>
          <table:table-cell office:value-type="float" office:value="3" calcext:value-type="float">
            <text:p>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editors/JTextAreaWithHighlighting.java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SQLUtil.java</text:p>
          </table:table-cell>
          <table:table-cell office:value-type="float" office:value="3" calcext:value-type="float">
            <text:p>3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push/AbstractPushToApplication.java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,9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OpenDocumentSpreadsheetCreato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ParserResult.java</text:p>
          </table:table-cell>
          <table:table-cell office:value-type="float" office:value="3" calcext:value-type="float">
            <text:p>3</text:p>
          </table:table-cell>
          <table:table-cell office:value-type="float" office:value="0.34375" calcext:value-type="float">
            <text:p>0,3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InspecImporter.java</text:p>
          </table:table-cell>
          <table:table-cell office:value-type="float" office:value="3" calcext:value-type="float">
            <text:p>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CopacImporter.java</text:p>
          </table:table-cell>
          <table:table-cell office:value-type="float" office:value="3" calcext:value-type="float">
            <text:p>3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aintable/MainTableColumn.java</text:p>
          </table:table-cell>
          <table:table-cell office:value-type="float" office:value="3" calcext:value-type="float">
            <text:p>3</text:p>
          </table:table-cell>
          <table:table-cell office:value-type="float" office:value="1.03846153846154" calcext:value-type="float">
            <text:p>1,0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EntryTypeList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ContentSelecto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labelpattern/ResolveDuplicateLabelDialog.java</text:p>
          </table:table-cell>
          <table:table-cell office:value-type="float" office:value="3" calcext:value-type="float">
            <text:p>3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editors/FileListEditorTransferHandle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OpenOfficeDocumentCreato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editors/TextArea.java</text:p>
          </table:table-cell>
          <table:table-cell office:value-type="float" office:value="3" calcext:value-type="float">
            <text:p>3</text:p>
          </table:table-cell>
          <table:table-cell office:value-type="float" office:value="0.09375" calcext:value-type="float">
            <text:p>0,09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Types.java</text:p>
          </table:table-cell>
          <table:table-cell office:value-type="float" office:value="3" calcext:value-type="float">
            <text:p>3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ImportFormats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bibtex/comparator/EntryComparato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editors/contextmenu/FieldTextMenu.java</text:p>
          </table:table-cell>
          <table:table-cell office:value-type="float" office:value="3" calcext:value-type="float">
            <text:p>3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push/PushToLyx.java</text:p>
          </table:table-cell>
          <table:table-cell office:value-type="float" office:value="3" calcext:value-type="float">
            <text:p>3</text:p>
          </table:table-cell>
          <table:table-cell office:value-type="float" office:value="0.46875" calcext:value-type="float">
            <text:p>0,4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groups/AbstractGroup.java</text:p>
          </table:table-cell>
          <table:table-cell office:value-type="float" office:value="3" calcext:value-type="float">
            <text:p>3</text:p>
          </table:table-cell>
          <table:table-cell office:value-type="float" office:value="0.241379310344828" calcext:value-type="float">
            <text:p>0,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FileSortTab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ExternalFileMenuItem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AddToGroupAction.java</text:p>
          </table:table-cell>
          <table:table-cell office:value-type="float" office:value="3" calcext:value-type="float">
            <text:p>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help/AboutDialog.java</text:p>
          </table:table-cell>
          <table:table-cell office:value-type="float" office:value="3" calcext:value-type="float">
            <text:p>3</text:p>
          </table:table-cell>
          <table:table-cell office:value-type="float" office:value="1.13333333333333" calcext:value-type="float">
            <text:p>1,1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AutosaveStartupPrompte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MedlineImporter.java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,1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autocompleter/AbstractAutoCompleter.java</text:p>
          </table:table-cell>
          <table:table-cell office:value-type="float" office:value="3" calcext:value-type="float">
            <text:p>3</text:p>
          </table:table-cell>
          <table:table-cell office:value-type="float" office:value="0.173913043478261" calcext:value-type="float">
            <text:p>0,1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worker/MarkEntriesAction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enus/FileHistoryMenu.java</text:p>
          </table:table-cell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,1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search/SearchWorker.jav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groups/AllEntriesGroup.java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BibTeXMLHandler.java</text:p>
          </table:table-cell>
          <table:table-cell office:value-type="float" office:value="3" calcext:value-type="float">
            <text:p>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SidePaneComponent.java</text:p>
          </table:table-cell>
          <table:table-cell office:value-type="float" office:value="3" calcext:value-type="float">
            <text:p>3</text:p>
          </table:table-cell>
          <table:table-cell office:value-type="float" office:value="0.392857142857143" calcext:value-type="float">
            <text:p>0,3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BibTeXMLImporter.java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,1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NewEntryAction.java</text:p>
          </table:table-cell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,1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help/HelpAction.java</text:p>
          </table:table-cell>
          <table:table-cell office:value-type="float" office:value="3" calcext:value-type="float">
            <text:p>3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TransferableBibtexEntry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CheckForNewEntryTypesAction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MSBibExportFormat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SaveAllAction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TransferableFileLinkSelection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CreateDocBookAuthors.java</text:p>
          </table:table-cell>
          <table:table-cell office:value-type="float" office:value="3" calcext:value-type="float">
            <text:p>3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AttachFileAction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io/FileFinder.java</text:p>
          </table:table-cell>
          <table:table-cell office:value-type="float" office:value="3" calcext:value-type="float">
            <text:p>3</text:p>
          </table:table-cell>
          <table:table-cell office:value-type="float" office:value="0.290322580645161" calcext:value-type="float">
            <text:p>0,2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autocompleter/ContentAutoCompleters.java</text:p>
          </table:table-cell>
          <table:table-cell office:value-type="float" office:value="3" calcext:value-type="float">
            <text:p>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push/PushToLatexEditor.java</text:p>
          </table:table-cell>
          <table:table-cell office:value-type="float" office:value="3" calcext:value-type="float">
            <text:p>3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push/PushToWinEdt.java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database/EntrySorter.java</text:p>
          </table:table-cell>
          <table:table-cell office:value-type="float" office:value="3" calcext:value-type="float">
            <text:p>3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push/PushToTeXstudio.java</text:p>
          </table:table-cell>
          <table:table-cell office:value-type="float" office:value="3" calcext:value-type="float">
            <text:p>3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pecialfields/Rank.java</text:p>
          </table:table-cell>
          <table:table-cell office:value-type="float" office:value="2" calcext:value-type="float">
            <text:p>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DBImportExport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CustomExportList.java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BibDatabaseContext.java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CustomImportList.java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EntryAdd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UnlinkedFilesCrawl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pdfimport/Import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StringRemove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Preamble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pecialfields/Quality.java</text:p>
          </table:table-cell>
          <table:table-cell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pecialfields/Printed.java</text:p>
          </table:table-cell>
          <table:table-cell office:value-type="float" office:value="2" calcext:value-type="float">
            <text:p>2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pecialfields/Relevance.java</text:p>
          </table:table-cell>
          <table:table-cell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FileLink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DBStrings.java</text:p>
          </table:table-cell>
          <table:table-cell office:value-type="float" office:value="2" calcext:value-type="float">
            <text:p>2</text:p>
          </table:table-cell>
          <table:table-cell office:value-type="float" office:value="0.785714285714286" calcext:value-type="float">
            <text:p>0,7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JabRefExecutorService.java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MetaData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belpattern/AbstractLabelPattern.java</text:p>
          </table:table-cell>
          <table:table-cell office:value-type="float" office:value="2" calcext:value-type="float">
            <text:p>2</text:p>
          </table:table-cell>
          <table:table-cell office:value-type="float" office:value="1.41176470588235" calcext:value-type="float">
            <text:p>1,4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ndo/UndoableInsertString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ndo/UndoableInsertEntry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CustomEntryTypesManager.java</text:p>
          </table:table-cell>
          <table:table-cell office:value-type="float" office:value="2" calcext:value-type="float">
            <text:p>2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BibtexImporter.java</text:p>
          </table:table-cell>
          <table:table-cell office:value-type="float" office:value="2" calcext:value-type="float">
            <text:p>2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DatabaseUtil.java</text:p>
          </table:table-cell>
          <table:table-cell office:value-type="float" office:value="2" calcext:value-type="float">
            <text:p>2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OS.java</text:p>
          </table:table-cell>
          <table:table-cell office:value-type="float" office:value="2" calcext:value-type="float">
            <text:p>2</text:p>
          </table:table-cell>
          <table:table-cell office:value-type="float" office:value="0.705882352941176" calcext:value-type="float">
            <text:p>0,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ndo/UndoableField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GroupTreeNodeViewModel.java</text:p>
          </table:table-cell>
          <table:table-cell office:value-type="float" office:value="2" calcext:value-type="float">
            <text:p>2</text:p>
          </table:table-cell>
          <table:table-cell office:value-type="float" office:value="1.58823529411765" calcext:value-type="float">
            <text:p>1,5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ImportSettingsTab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GVKFetcher.java</text:p>
          </table:table-cell>
          <table:table-cell office:value-type="float" office:value="2" calcext:value-type="float">
            <text:p>2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SpringerFetcher.java</text:p>
          </table:table-cell>
          <table:table-cell office:value-type="float" office:value="2" calcext:value-type="float">
            <text:p>2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DOAJFetcher.java</text:p>
          </table:table-cell>
          <table:table-cell office:value-type="float" office:value="2" calcext:value-type="float">
            <text:p>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aintable/PersistenceTableColumn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JabRefMain.java</text:p>
          </table:table-cell>
          <table:table-cell office:value-type="float" office:value="2" calcext:value-type="float">
            <text:p>2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UndoableModifySubtree.java</text:p>
          </table:table-cell>
          <table:table-cell office:value-type="float" office:value="2" calcext:value-type="float">
            <text:p>2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EntryUtil.java</text:p>
          </table:table-cell>
          <table:table-cell office:value-type="float" office:value="2" calcext:value-type="float">
            <text:p>2</text:p>
          </table:table-cell>
          <table:table-cell office:value-type="float" office:value="1.125" calcext:value-type="float">
            <text:p>1,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bibtexfields/UnitsToLatex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bibtexfields/NormalizePages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ndo/UndoableRemoveString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ndo/UndoableRemoveEntry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casechanger/ProtectTerms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BibLatexEntryType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keyboard/EmacsKeyBinding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GVKParser.java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bst/BibtexName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bst/BibtexCaseChanger.java</text:p>
          </table:table-cell>
          <table:table-cell office:value-type="float" office:value="2" calcext:value-type="float">
            <text:p>2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utocompleter/AutoCompleteSupport.java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aintable/SpecialMainTableColumn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rlDragDrop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Cleanup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ColorSetupPanel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leDialog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ChangeDisplay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DragDropPan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UndoableAddOrRemoveGroup.java</text:p>
          </table:table-cell>
          <table:table-cell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SearchQuery.java</text:p>
          </table:table-cell>
          <table:table-cell office:value-type="float" office:value="2" calcext:value-type="float">
            <text:p>2</text:p>
          </table:table-cell>
          <table:table-cell office:value-type="float" office:value="2.14285714285714" calcext:value-type="float">
            <text:p>2,1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erge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.4375" calcext:value-type="float">
            <text:p>0,4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BibtexString.java</text:p>
          </table:table-cell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,6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msbib/MSBibDatabase.java</text:p>
          </table:table-cell>
          <table:table-cell office:value-type="float" office:value="2" calcext:value-type="float">
            <text:p>2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til/component/VerticalLabelUI.java</text:p>
          </table:table-cell>
          <table:table-cell office:value-type="float" office:value="2" calcext:value-type="float">
            <text:p>2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openoffice/AdvancedCite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DOI.java</text:p>
          </table:table-cell>
          <table:table-cell office:value-type="float" office:value="2" calcext:value-type="float">
            <text:p>2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mods/PersonNam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rules/describer/GrammarBasedSearchRuleDescrib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journals/JournalAbbreviationRepository.java</text:p>
          </table:table-cell>
          <table:table-cell office:value-type="float" office:value="2" calcext:value-type="float">
            <text:p>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cleanup/RenamePdfCleanup.java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net/Cookie.java</text:p>
          </table:table-cell>
          <table:table-cell office:value-type="float" office:value="2" calcext:value-type="float">
            <text:p>2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OAI2Handl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ImportFormat.java</text:p>
          </table:table-cell>
          <table:table-cell office:value-type="float" office:value="2" calcext:value-type="float">
            <text:p>2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journals/AbbreviationParser.java</text:p>
          </table:table-cell>
          <table:table-cell office:value-type="float" office:value="2" calcext:value-type="float">
            <text:p>2</text:p>
          </table:table-cell>
          <table:table-cell office:value-type="float" office:value="0.0714285714285714" calcext:value-type="float">
            <text:p>0,0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BibtexKeyPattern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TransferableEntrySele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XMLChar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Browse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OpenFileFilter.java</text:p>
          </table:table-cell>
          <table:table-cell office:value-type="float" office:value="2" calcext:value-type="float">
            <text:p>2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Action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entryeditor/SimpleUrlDragDrop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FileUpdatePanel.java</text:p>
          </table:table-cell>
          <table:table-cell office:value-type="float" office:value="2" calcext:value-type="float">
            <text:p>2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SidePan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DbConnect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IEEETranEntryType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PdfXmpImporter.java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pecialfields/SpecialField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aintable/PreventDraggingJTableHeader.java</text:p>
          </table:table-cell>
          <table:table-cell office:value-type="float" office:value="2" calcext:value-type="float">
            <text:p>2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journals/Abbreviate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journals/Unabbreviate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aintable/ListSynchronizer.java</text:p>
          </table:table-cell>
          <table:table-cell office:value-type="float" office:value="2" calcext:value-type="float">
            <text:p>2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rules/RegexBasedSearchRule.java</text:p>
          </table:table-cell>
          <table:table-cell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ModsExportFormat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MsBibImporter.java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UndoableChangeAssignment.java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rules/describer/ContainsAndRegexBasedSearchRuleDescriber.java</text:p>
          </table:table-cell>
          <table:table-cell office:value-type="float" office:value="2" calcext:value-type="float">
            <text:p>2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DBLPHelp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BuildInfo.java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ImportInspectionCommandLine.java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RemoveFromGroup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BibsonomyScrap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NewSubDatabase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pecialfields/SpecialFieldUpdate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til/comparator/IconCompar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matchers/MatcherSet.java</text:p>
          </table:table-cell>
          <table:table-cell office:value-type="float" office:value="2" calcext:value-type="float">
            <text:p>2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SortTabs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CreateBibORDFAuthor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autocompleter/DefaultAutoCompleter.java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NewDatabase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bibtexfields/NormalizeNames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.318181818181818" calcext:value-type="float">
            <text:p>0,3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til/comparator/FirstColumnCompar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autocompleter/BibtexKeyAutoCompleter.java</text:p>
          </table:table-cell>
          <table:table-cell office:value-type="float" office:value="2" calcext:value-type="float">
            <text:p>2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li/AuxCommandLin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pecialfields/SpecialFieldDatabaseChange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bibtex/comparator/CrossRefEntryCompar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journals/ManageJournals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editors/contextmenu/CaseChangeMenu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DragDropPopupPane.java</text:p>
          </table:table-cell>
          <table:table-cell office:value-type="float" office:value="2" calcext:value-type="float">
            <text:p>2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DOICheck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IExportFormat.java</text:p>
          </table:table-cell>
          <table:table-cell office:value-type="float" office:value="2" calcext:value-type="float">
            <text:p>2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DOIStrip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openoffice/OpenOffice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cleanup/CleanupPreset.java</text:p>
          </table:table-cell>
          <table:table-cell office:value-type="float" office:value="1" calcext:value-type="float">
            <text:p>1</text:p>
          </table:table-cell>
          <table:table-cell office:value-type="float" office:value="3.11111111111111" calcext:value-type="float">
            <text:p>3,1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help/HelpFiles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ndo/NamedCompoun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UpdateField.jav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net/Proxy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pecialfields/SpecialFieldValu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Save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DBStrings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autocompleter/AutoComplete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ExternalFileTypes.java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JabRefGUI.jav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journals/JournalAbbreviationLoader.java</text:p>
          </table:table-cell>
          <table:table-cell office:value-type="float" office:value="1" calcext:value-type="float">
            <text:p>1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InfoPan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AutoSetLink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date/TimeStamp.java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Default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pecialfields/SpecialField.java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remote/Remote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date/EasyDateForma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bibtexfields/HtmlToLatex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io/FileHistor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preferences/LastFocusedTab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Version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leListEntry.java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belpattern/GlobalLabelPatter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li/ArgumentProcess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TypedBibEntry.java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cleanup/UpgradePdfPsToFile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worker/Abstract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CrossrefFetcherEvalu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ndo/UndoableString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entryeditor/EntryEditorTabLis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JabRef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database/BibDatabaseMode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cleanup/FileLinks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EntryFromExternalFileCre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Entry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desktop/os/NativeDesktop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RemoveLatexCommand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remote/server/RemoteListenerServerLifecycle.java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,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ConvertLegacyExplicitGroup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MnemonicAwar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pdfimport/PdfFileFil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UnlinkedPDFFileFil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belpattern/DatabaseLabelPatter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ileformat/Parse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BasePanelMod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openoffice/StyleLoader.java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bibtexfields/NormalizeDat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ndo/UndoablePreamble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ndo/CountingUndo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bibtexfields/LatexCleanup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bibtexfields/NormalizeMonth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RisAutho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RisKeyword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PreviewEntry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Export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groups/TreeNode.java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PostOpen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casechanger/CaseKeeperLis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strings/HTMLUnicodeConversionMaps.java</text:p>
          </table:table-cell>
          <table:table-cell office:value-type="float" office:value="1" calcext:value-type="float">
            <text:p>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AuthorListPars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strings/UnicodeToReadableCharMap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strings/RtfCharMap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Author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aintable/MainTableDataModel.java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bst/BibtexWidth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database/PostgreSQ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GroupsPrefsTab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database/MySQ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cleanup/CleanupPresetPanel.java</text:p>
          </table:table-cell>
          <table:table-cell office:value-type="float" office:value="1" calcext:value-type="float">
            <text:p>1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strings/XmlCharsMap.java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keyboard/KeyBindings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msbib/MSBibConver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keyboard/KeyBindin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msbib/MSBibMappin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Version.java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BibtexSingleFiel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JabRefPreferencesFilt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FileField.java</text:p>
          </table:table-cell>
          <table:table-cell office:value-type="float" office:value="1" calcext:value-type="float">
            <text:p>1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SaveOrderConfigDisplay.java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msbib/BibTeXConver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CrossRef.java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MonthUtil.java</text:p>
          </table:table-cell>
          <table:table-cell office:value-type="float" office:value="1" calcext:value-type="float">
            <text:p>1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openoffice/OpenOfficeFileSearch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CustomImporter.java</text:p>
          </table:table-cell>
          <table:table-cell office:value-type="float" office:value="1" calcext:value-type="float">
            <text:p>1</text:p>
          </table:table-cell>
          <table:table-cell office:value-type="float" office:value="5.57142857142857" calcext:value-type="float">
            <text:p>5,5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ulltext/ArXiv.java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keyboard/KeyBinding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JabRefPreferencesFilter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til/PositionWindow.java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igrations/PreferencesMigrations.java</text:p>
          </table:table-cell>
          <table:table-cell office:value-type="float" office:value="1" calcext:value-type="float">
            <text:p>1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WrapLayou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ClipBoard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entryeditor/EntryEditorTabFocus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Field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pecialfields/SpecialFieldDropDow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help/NewVersion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desktop/os/Linux.java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osx/macadapter/MacAdapter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ulltext/ScienceDirect.java</text:p>
          </table:table-cell>
          <table:table-cell office:value-type="float" office:value="1" calcext:value-type="float">
            <text:p>1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bibtexfields/UnicodeToLatex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worker/Version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SearchQueryHighlightObservable.java</text:p>
          </table:table-cell>
          <table:table-cell office:value-type="float" office:value="1" calcext:value-type="float">
            <text:p>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enus/ChangeEntryTypeMenu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casechanger/Wor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IntegrityCheck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cleanup/MoveFiles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renderer/General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INSPIREBibtexFilterRead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auxparser/AuxParserResult.java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utocompleter/ListAutoComplete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WaitForSaveOpera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cleanup/Cleanup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net/CookieHandlerImp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database/DuplicationChec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cleanup/CleanupActionsListModel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keyboard/KeyBindingRepositor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openoffice/CitationEntr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Formatte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journals/Abbreviation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casechanger/TitlePars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search/JTextFieldChangeListenerUti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mods/MODSDatabase.java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bst/BibtexPurif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ulltext/IEE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ParsedFileFiel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laintextimport/TagToMarkedTextStore.java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Iso690NamesAuthors.java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Save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ulltext/DoiResolution.java</text:p>
          </table:table-cell>
          <table:table-cell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groups/GroupsUtil.java</text:p>
          </table:table-cell>
          <table:table-cell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bibtexfields/RemoveBraces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BibLatexEntryType.jav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ErrorConsol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ImportFileFilter.jav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keyboard/KeyBindingTableMode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remote/shared/Protoco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ExportFileFilter.jav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GetOpenOffice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mods/PageNumbe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remote/server/RemoteListenerServ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til/component/JTextFieldWithUnfocusedText.java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arserResultWarning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cleanup/Doi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minifier/MinifyNameList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bst/BibtexTextPrefix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keyboard/KeyBindings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cleanup/RelativePaths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strings/QuotedStringTokeniz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ndo/UndoableKey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UndoableModifyGroup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desktop/os/Windows.jav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rules/ContainBasedSearchRul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10n/Languages.java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UndoableMoveGroup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10n/EncodingControl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ulltext/GoogleScholar.java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RtfSele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ulltext/SpringerLink.java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ogging/Cach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rules/SentenceAnalyz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journals/UndoableAbbrevi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cleanup/Biblatex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AbstractParamLayout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editors/HtmlTransferabl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integrity/ISSNChec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editors/PreviewPanelTransfer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net/URLUtil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io/FileBasedLock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bst/FormatNameFun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porter/VerifyingWri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desktop/os/OSX.java</text:p>
          </table:table-cell>
          <table:table-cell office:value-type="float" office:value="1" calcext:value-type="float">
            <text:p>1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Ordina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til/component/OverlayPane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bibtex/comparator/BibtexString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bibtexfields/OrdinalsToSuperscript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casechanger/TitleCas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date/DatePickerButt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search/GlobalSearch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ogging/GuiAppend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casechanger/LowerCas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groups/GroupsPars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Identity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,6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remote/client/RemoteListenerClie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journals/UndoableUnabbrevi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error/StreamEavesdropp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ulltext/ACS.java</text:p>
          </table:table-cell>
          <table:table-cell office:value-type="float" office:value="1" calcext:value-type="float">
            <text:p>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CanonicalBibtexEntr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groups/EntriesGroup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Past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AndsReplac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Copy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desktop/os/DefaultDesktop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editors/FieldEditor.java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HTMLParagraph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ndo/UndoableChange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DBExporterAndImporter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io/FileNameClea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bst/TextPrefixFun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casechanger/Titl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autocompleter/AutoCompleter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bst/ChangeCaseFun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til/component/CheckBoxMessa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integrity/IntegrityMessage.java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til/comparator/RankingField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WrapConte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AndsCommaReplac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database/BibDatabaseModeDete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casechanger/Capitaliz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DatabaseSear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fetcher/EntryFetchers.java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HighlightMatchingGroup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aintable/MainTableHeader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MatchesHighlighter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OSXCompatibleToolbar.java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casechanger/SentenceCas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casechanger/UpperCas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io/XMLUti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bibtexfields/Clear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bibtexfields/HtmlToUnicod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EntryConverter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FieldProperti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IfPlura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maintable/MainTableNam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CompositeForma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EntryType.java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editors/FieldNameLabe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groups/MoveGroup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UndoableChangeEntriesOfGroup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autocompleter/AutoComplete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Database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journals/JournalAbbreviationsUtil.java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OpenBrowser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bst/PurifyFun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bst/WidthFun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editors/FieldEditorFocus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lobalFocus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10n/LocalizationKeyParam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ulltext/MimeTypeDetec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ogging/JabRefLogg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autocompleter/JournalAutoComple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push/PushToTexmaker.java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,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remote/server/RemoteListenerServerThrea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Replac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error/TeeStream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autocompleter/EntireFieldAutoCompleter.java</text:p>
          </table:table-cell>
          <table:table-cell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vent/FieldChangedEvent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HandleDuplicateWarning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remote/JabRefMessage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RemoveTild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rules/describer/SearchDescribe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search/SearchMode.java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OrgSci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til/FocusReques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Iso690FormatDate.java</text:p>
          </table:table-cell>
          <table:table-cell office:value-type="float" office:value="1" calcext:value-type="float">
            <text:p>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msbib/MSBibEntry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database/BibDatabas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bibtex/comparator/FieldComparatorStack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entry/IdGene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10n/LocalizationKe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net/ProxyAuthentic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push/PushTo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push/PushToApplications.java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,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help/AboutAction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ChangeTyp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fieldeditors/contextmenu/ConversionMenu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importer/DBImporterResult.java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ormatter/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search/HitOrMiss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LastPa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rules/SearchRul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CopyVersionToClipboard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vent/EntryAddedEvent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RemoveWhitespac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RisMonth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pecialfields/SpecialFieldMenu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10n/Encoding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FirstPa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renderer/Incomplete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net/MonitoredURLDownload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NotFound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net/ProxyRegister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RemoveBracketsAddComma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matchers/And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utocompleter/AutoComplete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CurrentDat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keyboard/KeyBind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model/database/KeyCollision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matchers/Or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openoffice/UndefinedBibtexEntr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sql/Databas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groups/GroupHierarchy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JournalAbbreviator.jav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matchers/MatcherSet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matchers/Not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RemoveBracket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SearchForUpdat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renderer/Complete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Defaul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util/strings/StringLength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keyboard/KeyBindingTable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Numb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autocompleter/AutoCompleter.java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openoffice/BibEntryNotFound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CreateDocBookEdito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vent/EntryEve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util/comparator/IsMarked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ToLowerCas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ToUpperCas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openoffice/UndefinedCharacterForma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openoffice/UndefinedParagraphForma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Abbrevi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LF_FF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LF_FFAbb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search/matchers/Everything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groups/Group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search/matchers/Search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FirstAbbrLast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FirstAbbrLastOxford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FirstFirs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FirstFirst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FirstLast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FirstLastOxford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LastFirs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LastFirstAbbr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LastFirstAbbrOxford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LastFirst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LastFirstOxford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NatBib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fulltext/FullTextFinder.jav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bibtex/comparator/Id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StringI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AuthorLastFirstAbbrevi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cleanup/CleanupJob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FormatPagesForHTM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FormatPagesForXM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format/NoSpaceBetweenAbbreviation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vent/EntryChangedEve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vent/EntryRemovedEve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preftabs/PrefsTab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SearchQueryHighlight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UnknownExternalFile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groups/UnsupportedVersion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autocompleter/AutoCompleteFirstNameMod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external/ConfirmCloseFileListEntryEdi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openoffice/ConnectionLos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EntryContai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ImportInspector.java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openoffice/NoDocumen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importer/OutputPrin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remote/RemoteUti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rules/SearchRul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bst/VM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actions/Bas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worker/CallBack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collab/FileUpdate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Layout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remote/server/Message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search/rules/describer/SearchDescrib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bst/War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xmp/EncryptedPdfsNotSupported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logic/layout/ParamLayout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c/main/java/net/sf/jabref/gui/worker/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table:formula="of:=MEDIAN([.C2:.C737])" office:value-type="float" office:value="0.0363756613756614" calcext:value-type="float">
            <text:p>0,04</text:p>
          </table:table-cell>
          <table:table-cell table:style-name="ce5" table:formula="of:=AVERAGE([.D2:.D737])" office:value-type="float" office:value="22.7839673913043" calcext:value-type="float">
            <text:p>23</text:p>
          </table:table-cell>
          <table:table-cell table:number-columns-repeated="7"/>
        </table:table-row>
        <table:table-row table:style-name="ro1" table:number-rows-repeated="104783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lusters.G1:clusters.G1048576">
            <calcext:color-scale>
              <calcext:color-scale-entry calcext:value="0" calcext:type="number" calcext:color="#00a933"/>
              <calcext:color-scale-entry calcext:value="1" calcext:type="number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clusters.A1:clusters.AMJ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.00.0000</text:date>, <text:time style:data-style-name="N2" text:time-value="15:38:18.0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urce-target-total" style:display-name="PageStyle_source-target-tot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02T16:51:50.723000000</dc:date>
    <meta:editing-duration>PT34M13S</meta:editing-duration>
    <meta:editing-cycles>2</meta:editing-cycles>
    <meta:generator>LibreOffice/7.0.3.1$Windows_X86_64 LibreOffice_project/d7547858d014d4cf69878db179d326fc3483e082</meta:generator>
    <meta:document-statistic meta:table-count="1" meta:cell-count="5178" meta:object-count="0"/>
  </office:meta>
</office:document-meta>
</file>